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d9b" officeooo:paragraph-rsid="001ecd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, </text:p>
      <text:p text:style-name="P1"/>
      <text:p text:style-name="P1"/>
      <text:p text:style-name="P1">pour accéder à mon Github : <text:a xlink:type="simple" xlink:href="https://github.com/Smaezz/P4opc.git" text:style-name="Internet_20_link" text:visited-style-name="Visited_20_Internet_20_Link">https://github.com/Smaezz/P4opc.git</text:a></text:p>
      <text:p text:style-name="P1"/>
      <text:p text:style-name="P1"/>
      <text:p text:style-name="P1">pour voir le site sur Github : <text:a xlink:type="simple" xlink:href="https://smaezz.github.io/P4opc/" text:style-name="Internet_20_link" text:visited-style-name="Visited_20_Internet_20_Link">https://smaezz.github.io/P4opc/</text:a></text:p>
      <text:p text:style-name="P1"/>
      <text:p text:style-name="P1"/>
      <text:p text:style-name="P1">merci,</text:p>
      <text:p text:style-name="P1"/>
      <text:p text:style-name="P1">Ismaë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4:26:33.945012740</meta:creation-date>
    <dc:date>2023-06-13T14:35:57.958942538</dc:date>
    <meta:editing-duration>PT9M24S</meta:editing-duration>
    <meta:editing-cycles>1</meta:editing-cycles>
    <meta:document-statistic meta:table-count="0" meta:image-count="0" meta:object-count="0" meta:page-count="1" meta:paragraph-count="5" meta:word-count="18" meta:character-count="146" meta:non-whitespace-character-count="132"/>
    <meta:generator>LibreOffice/7.3.7.2$Linux_X86_64 LibreOffice_project/30$Build-2</meta:generator>
  </office:meta>
</office:document-meta>
</file>